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39in" loext:contextual-spacing="false" style:line-height-at-least="0.25in" fo:text-indent="0in" style:auto-text-indent="false"/>
      <style:text-properties fo:font-variant="normal" fo:text-transform="none" fo:color="#000000" style:font-name="Times New Roman" fo:font-size="10pt" fo:letter-spacing="normal" style:font-size-asian="10pt" style:font-size-complex="10pt"/>
    </style:style>
    <style:style style:name="P2" style:family="paragraph" style:parent-style-name="Text_20_body">
      <style:paragraph-properties fo:margin-left="0in" fo:margin-right="0in" fo:margin-top="0in" fo:margin-bottom="0.139in" loext:contextual-spacing="false" style:line-height-at-least="0.25in" fo:text-indent="0in" style:auto-text-indent="false"/>
      <style:text-properties fo:font-variant="normal" fo:text-transform="none" fo:color="#000000" style:font-name="Times New Roman" fo:font-size="10pt" fo:letter-spacing="normal" fo:language="es" fo:country="DO" fo:font-style="normal" fo:font-weight="normal" style:font-size-asian="10pt" style:font-size-complex="10pt"/>
    </style:style>
    <style:style style:name="P3" style:family="paragraph" style:parent-style-name="Text_20_body">
      <style:paragraph-properties fo:margin-left="0in" fo:margin-right="0in" fo:margin-top="0in" fo:margin-bottom="0.139in" loext:contextual-spacing="false" style:line-height-at-least="0.25in" fo:text-indent="0in" style:auto-text-indent="false"/>
      <style:text-properties style:font-name="Times New Roman" fo:font-size="10pt" style:font-size-asian="10pt" style:font-size-complex="10pt"/>
    </style:style>
    <style:style style:name="T1" style:family="text">
      <style:text-properties fo:font-variant="normal" fo:text-transform="none" fo:color="#000000" style:font-name="Calibri" fo:font-size="16pt" fo:letter-spacing="normal" fo:language="es" fo:country="DO" fo:font-style="normal" fo:font-weight="normal"/>
    </style:style>
    <style:style style:name="T2" style:family="text">
      <style:text-properties fo:font-variant="normal" fo:text-transform="none" fo:color="#000000" fo:font-size="16pt" fo:letter-spacing="normal" fo:language="es" fo:country="DO" fo:font-style="normal" fo:font-weight="normal"/>
    </style:style>
    <style:style style:name="T3" style:family="text">
      <style:text-properties fo:font-variant="normal" fo:text-transform="none" fo:color="#000000" fo:letter-spacing="normal" fo:language="es" fo:country="DO" fo:font-style="normal" fo:font-weight="normal"/>
    </style:style>
    <style:style style:name="T4" style:family="text">
      <style:text-propertie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Quality Manager</text:span></text:p>
      <text:p text:style-name="P2"><text:tab/>Este último ciclo ha sido bastante intenso sobre todo para los chicos, considero que se han cumplido con las expectativas del cliente, se le han dedicado al proyecto más de las horas estimadas y se ha hecho todo lo posible para satisfacer a nuestro instructor.</text:p>
      <text:p text:style-name="P3"><text:span text:style-name="T3"><text:tab/>Ha sido una experiencia memorable, ya que ha sido uno de los tantos grupos que he estado, donde todos los miembros han trabajado bastante, esto se debe también al status meeting que se realizan semanalmente con la finalidad de que todos los participantes del grupo estén activos en el proyecto y muestren sus avances durante la sem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1:46:02.632000000</meta:creation-date>
    <dc:date>2014-12-04T11:46:50.928000000</dc:date>
    <meta:editing-duration>PT48S</meta:editing-duration>
    <meta:editing-cycles>1</meta:editing-cycles>
    <meta:document-statistic meta:table-count="0" meta:image-count="0" meta:object-count="0" meta:page-count="1" meta:paragraph-count="3" meta:word-count="104" meta:character-count="612" meta:non-whitespace-character-count="509"/>
    <meta:generator>LibreOffice/4.3.4.1$Windows_x86 LibreOffice_project/bc356b2f991740509f321d70e4512a6a54c5f243</meta:generator>
  </office:meta>
</office:document-meta>
</file>